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fo:min-height="1.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1cm" svg:y1="5cm" svg:x2="5.1cm" svg:y2="5cm">
          <text:p/>
        </draw:line>
        <draw:line draw:style-name="gr2" draw:text-style-name="P1" draw:layer="layout" svg:x1="4.1cm" svg:y1="5cm" svg:x2="4.1cm" svg:y2="9.5cm">
          <text:p/>
        </draw:line>
        <draw:frame draw:style-name="gr3" draw:layer="layout" svg:width="2.5cm" svg:height="1cm" svg:x="4.1cm" svg:y="8.5cm">
          <draw:text-box>
            <text:p>z</text:p>
          </draw:text-box>
        </draw:frame>
        <draw:line draw:style-name="gr2" draw:text-style-name="P1" draw:layer="layout" svg:x1="2.6cm" svg:y1="6.5cm" svg:x2="2.6cm" svg:y2="9cm">
          <text:p/>
        </draw:line>
        <draw:frame draw:style-name="gr4" draw:layer="layout" svg:width="1.15cm" svg:height="1.24cm" svg:x="1.45cm" svg:y="6.7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.5cm" svg:height="1.75cm" svg:x="1.6cm" svg:y="4.5cm">
          <draw:text-box>
            <text:p>0</text:p>
          </draw:text-box>
        </draw:frame>
        <draw:path draw:style-name="gr6" draw:text-style-name="P1" draw:layer="layout" svg:width="1.341cm" svg:height="0.67cm" draw:transform="rotate (0.463733982254806) translate (4.6cm 6.222cm)" svg:viewBox="0 0 1342 671" svg:d="m0 0c1118 0 1342 671 1342 671">
          <text:p/>
        </draw:path>
        <draw:path draw:style-name="gr6" draw:text-style-name="P1" draw:layer="layout" svg:width="1.341cm" svg:height="0.67cm" draw:transform="rotate (-2.67785867133558) translate (7.6cm 6.2cm)" svg:viewBox="0 0 1342 671" svg:d="m0 0c1118 0 1342 671 1342 671">
          <text:p/>
        </draw:path>
        <draw:path draw:style-name="gr6" draw:text-style-name="P1" draw:layer="layout" svg:width="1.341cm" svg:height="0.67cm" draw:transform="rotate (0.463733982254806) translate (4.6cm 7.222cm)" svg:viewBox="0 0 1342 671" svg:d="m0 0c1118 0 1342 671 1342 671">
          <text:p/>
        </draw:path>
        <draw:path draw:style-name="gr6" draw:text-style-name="P1" draw:layer="layout" svg:width="1.341cm" svg:height="0.67cm" draw:transform="rotate (-2.67785867133558) translate (7.6cm 7.2cm)" svg:viewBox="0 0 1342 671" svg:d="m0 0c1118 0 1342 671 1342 671">
          <text:p/>
        </draw:path>
        <draw:path draw:style-name="gr6" draw:text-style-name="P1" draw:layer="layout" svg:width="1.341cm" svg:height="0.67cm" draw:transform="rotate (0.463733982254806) translate (4.6cm 6.222cm)" svg:viewBox="0 0 1342 671" svg:d="m0 0c1118 0 1342 671 1342 671">
          <text:p/>
        </draw:path>
        <draw:path draw:style-name="gr6" draw:text-style-name="P1" draw:layer="layout" svg:width="1.341cm" svg:height="0.67cm" draw:transform="rotate (-2.67785867133558) translate (7.6cm 6.2cm)" svg:viewBox="0 0 1342 671" svg:d="m0 0c1118 0 1342 671 1342 671">
          <text:p/>
        </draw:path>
        <draw:path draw:style-name="gr6" draw:text-style-name="P1" draw:layer="layout" svg:width="1.341cm" svg:height="0.67cm" draw:transform="rotate (0.463733982254806) translate (4.6cm 7.222cm)" svg:viewBox="0 0 1342 671" svg:d="m0 0c1118 0 1342 671 1342 671">
          <text:p/>
        </draw:path>
        <draw:path draw:style-name="gr6" draw:text-style-name="P1" draw:layer="layout" svg:width="1.341cm" svg:height="0.67cm" draw:transform="rotate (-2.67785867133558) translate (7.6cm 7.2cm)" svg:viewBox="0 0 1342 671" svg:d="m0 0c1118 0 1342 671 1342 671">
          <text:p/>
        </draw:path>
        <draw:path draw:style-name="gr6" draw:text-style-name="P1" draw:layer="layout" svg:width="1.341cm" svg:height="0.67cm" draw:transform="rotate (0.463733982254806) translate (4.6cm 8.222cm)" svg:viewBox="0 0 1342 671" svg:d="m0 0c1118 0 1342 671 1342 671">
          <text:p/>
        </draw:path>
        <draw:path draw:style-name="gr6" draw:text-style-name="P1" draw:layer="layout" svg:width="1.341cm" svg:height="0.67cm" draw:transform="rotate (-2.67785867133558) translate (7.6cm 8.2cm)" svg:viewBox="0 0 1342 671" svg:d="m0 0c1118 0 1342 671 1342 671">
          <text:p/>
        </draw:path>
        <draw:path draw:style-name="gr6" draw:text-style-name="P1" draw:layer="layout" svg:width="1.341cm" svg:height="0.67cm" draw:transform="rotate (0.463733982254806) translate (4.6cm 8.222cm)" svg:viewBox="0 0 1342 671" svg:d="m0 0c1118 0 1342 671 1342 671">
          <text:p/>
        </draw:path>
        <draw:path draw:style-name="gr6" draw:text-style-name="P1" draw:layer="layout" svg:width="1.341cm" svg:height="0.67cm" draw:transform="rotate (-2.67785867133558) translate (7.6cm 8.2cm)" svg:viewBox="0 0 1342 671" svg:d="m0 0c1118 0 1342 671 1342 671">
          <text:p/>
        </draw:path>
        <draw:custom-shape draw:style-name="gr7" draw:text-style-name="P1" draw:layer="layout" svg:width="6cm" svg:height="1cm" svg:x="3.8cm" svg:y="4.1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draw:layer="layout" svg:x1="8.5cm" svg:y1="5cm" svg:x2="14.5cm" svg:y2="5cm">
          <text:p/>
        </draw:line>
        <draw:line draw:style-name="gr1" draw:text-style-name="P1" draw:layer="layout" svg:x1="7.1cm" svg:y1="2.6cm" svg:x2="7.1cm" svg:y2="4.1cm">
          <text:p/>
        </draw:line>
        <draw:custom-shape draw:style-name="gr7" draw:text-style-name="P1" draw:layer="layout" svg:width="2cm" svg:height="1.5cm" svg:x="7.2cm" svg:y="2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3cm" svg:height="2cm" svg:x="4cm" svg:y="1.5cm">
          <text:p/>
          <draw:enhanced-geometry svg:viewBox="0 0 21600 21600" draw:glue-points="10800 0 5400 10800 0 21600 10800 21600 21600 21600 16200 10800" draw:text-areas="1900 12700 12700 19700" draw:mirror-vertical="false" draw:mirror-horizontal="true" draw:type="right-triangle" draw:enhanced-path="M 0 0 L 21600 21600 0 21600 0 0 Z N"/>
        </draw:custom-shape>
        <draw:circle draw:style-name="gr8" draw:text-style-name="P1" xml:id="id2" draw:id="id2" draw:layer="layout" svg:width="0.5cm" svg:height="0.5cm" svg:x="10cm" svg:y="4.5cm">
          <text:p/>
        </draw:circle>
        <draw:custom-shape draw:style-name="gr7" draw:text-style-name="P1" xml:id="id1" draw:id="id1" draw:layer="layout" svg:width="0.5cm" svg:height="0.5cm" svg:x="9.2cm" svg:y="3.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1" draw:text-style-name="P1" draw:layer="layout" draw:type="curve" svg:x1="9.638cm" svg:y1="3.851cm" svg:x2="10.25cm" svg:y2="4.5cm" draw:start-shape="id1" draw:start-glue-point="4" draw:end-shape="id2" draw:end-glue-point="0" svg:d="m9638 3851c408 0 612 216 612 649">
          <text:p/>
        </draw:connector>
        <draw:custom-shape draw:style-name="gr7" draw:text-style-name="P1" xml:id="id3" draw:id="id3" draw:layer="layout" svg:width="1.5cm" svg:height="0.5cm" svg:x="10.223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curve" draw:line-skew="-0.458cm" svg:x1="10.25cm" svg:y1="5cm" svg:x2="10.785cm" svg:y2="7.081cm" draw:start-shape="id2" draw:start-glue-point="2" svg:d="m10250 5000c0 1249 535 209 535 2081">
          <text:p/>
        </draw:connector>
        <draw:connector draw:style-name="gr1" draw:text-style-name="P1" draw:layer="layout" draw:type="curve" svg:x1="10.76cm" svg:y1="6.701cm" svg:x2="10.973cm" svg:y2="9cm" draw:end-shape="id3" draw:end-glue-point="0" svg:d="m10760 6701c0 1348 213 199 213 2299">
          <text:p/>
        </draw:connector>
        <draw:line draw:style-name="gr2" draw:text-style-name="P1" draw:layer="layout" svg:x1="11.5cm" svg:y1="6.5cm" svg:x2="11.5cm" svg:y2="9cm">
          <text:p/>
        </draw:line>
        <draw:frame draw:style-name="gr4" draw:layer="layout" svg:width="1.268cm" svg:height="1.35cm" svg:x="11.232cm" svg:y="7.1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9" draw:text-style-name="P1" draw:layer="layout" svg:x1="13.5cm" svg:y1="5cm" svg:x2="13.5cm" svg:y2="9.5cm">
          <text:p/>
        </draw:line>
        <draw:line draw:style-name="gr1" draw:text-style-name="P1" draw:layer="layout" svg:x1="15.5cm" svg:y1="9.5cm" svg:x2="1.5cm" svg:y2="9.5cm">
          <text:p/>
        </draw:line>
        <draw:frame draw:style-name="gr10" draw:text-style-name="P1" draw:layer="layout" svg:width="2cm" svg:height="0.963cm" svg:x="13.5cm" svg:y="6.537cm">
          <draw:text-box>
            <text:p text:style-name="P1">10 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2-28T23:59:25.76</meta:creation-date>
    <dc:date>2012-02-29T01:07:47.60</dc:date>
    <meta:editing-duration>PT1H4M16S</meta:editing-duration>
    <meta:editing-cycles>8</meta:editing-cycles>
    <meta:generator>LibreOffice/3.3$Win32 LibreOffice_project/330m19$Build-202</meta:generator>
    <meta:document-statistic meta:object-count="34"/>
  </office:meta>
</office:document-meta>
</file>

<file path=Object 1/content.xml><?xml version="1.0" encoding="utf-8"?>
<math xmlns="http://www.w3.org/1998/Math/MathML">
  <semantics>
    <mover accent="true">
      <mi>g</mi>
      <mo stretchy="false">⃗</mo>
    </mover>
    <annotation encoding="StarMath 5.0">vec g </annotation>
  </semantics>
</math>
</file>

<file path=Object 2/content.xml><?xml version="1.0" encoding="utf-8"?>
<math xmlns="http://www.w3.org/1998/Math/MathML">
  <semantics>
    <mover accent="true">
      <mi>F</mi>
      <mo stretchy="false">⃗</mo>
    </mover>
    <annotation encoding="StarMath 5.0">vec F </annotation>
  </semantics>
</math>
</file>